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bold" officeooo:paragraph-rsid="00127997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rsid="00127997" officeooo:paragraph-rsid="00127997" style:font-size-asian="12pt" style:font-weight-asian="bold" style:font-size-complex="12pt" style:font-weight-complex="bold"/>
    </style:style>
    <style:style style:name="T1" style:family="text">
      <style:text-properties officeooo:rsid="00127997"/>
    </style:style>
    <style:style style:name="T2" style:family="text">
      <style:text-properties style:font-name="Tahoma" fo:font-size="8.5pt" style:font-size-asian="8.5pt"/>
    </style:style>
    <style:style style:name="T3" style:family="text">
      <style:text-properties fo:font-size="8.5pt" style:font-size-asian="8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 = </text:span>Conversion des fichiers dans un format commun</text:p>
      <text:p text:style-name="P1"><text:span text:style-name="T1">2 = </text:span>Traitement des données et lissage</text:p>
      <text:p text:style-name="P1"><text:span text:style-name="T1">3 = </text:span>Mise à jour de la trajectoire en fonction de la carte des courants</text:p>
      <text:p text:style-name="P1"><text:span text:style-name="T1">4 = </text:span>Kalman - Superposition de courbes - Interface graphiqu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ahoma" svg:font-family="Tahoma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1:18:55.091000000</meta:creation-date>
    <dc:date>2015-02-06T11:21:41.831000000</dc:date>
    <meta:editing-duration>P0D</meta:editing-duration>
    <meta:editing-cycles>1</meta:editing-cycles>
    <meta:document-statistic meta:table-count="0" meta:image-count="0" meta:object-count="0" meta:page-count="1" meta:paragraph-count="4" meta:word-count="41" meta:character-count="215" meta:non-whitespace-character-count="178"/>
    <meta:generator>LibreOffice/4.2.6.3$Windows_x86 LibreOffice_project/3fd416d4c6db7d3204c17ce57a1d70f6e531ee21</meta:generator>
  </office:meta>
</office:document-meta>
</file>